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0000000200514488C4FA1C3106.png" manifest:media-type="image/png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Table_20_Contents">
      <style:paragraph-properties fo:text-align="start" style:justify-single-word="false"/>
      <style:text-properties fo:font-size="16.5pt" officeooo:rsid="0012bc8c" officeooo:paragraph-rsid="001e21bc" style:font-size-asian="16.5pt" style:font-size-complex="16.5pt"/>
    </style:style>
    <style:style style:name="P2" style:family="paragraph">
      <style:paragraph-properties fo:text-align="start"/>
    </style:style>
    <style:style style:name="P3" style:family="paragraph">
      <loext:graphic-properties draw:fill="none" draw:fill-color="#ffffff"/>
      <style:paragraph-properties fo:text-align="start" style:writing-mode="lr-tb"/>
      <style:text-properties fo:font-size="41pt" style:font-size-asian="41pt" style:font-size-complex="41pt"/>
    </style:style>
    <style:style style:name="P4" style:family="paragraph">
      <style:paragraph-properties fo:text-align="start"/>
      <style:text-properties fo:font-size="12.3999996185303pt" style:font-size-asian="12.3999996185303pt" style:font-size-complex="12.3999996185303pt"/>
    </style:style>
    <style:style style:name="P5" style:family="paragraph">
      <loext:graphic-properties draw:fill="none" draw:fill-color="#ffffff"/>
      <style:paragraph-properties fo:text-align="start" style:writing-mode="lr-tb"/>
      <style:text-properties fo:color="#939393" fo:font-size="12.3999996185303pt" style:font-size-asian="12.3999996185303pt" style:font-size-complex="12.3999996185303pt"/>
    </style:style>
    <style:style style:name="T1" style:family="text">
      <style:text-properties fo:font-size="41pt" style:font-size-asian="41pt" style:font-size-complex="41pt"/>
    </style:style>
    <style:style style:name="T2" style:family="text">
      <style:text-properties fo:color="#939393" fo:font-size="12.3999996185303pt" style:font-size-asian="12.3999996185303pt" style:font-size-complex="12.3999996185303pt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6835in" style:run-through="foreground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0.2319in" style:run-through="foreground"/>
      <style:paragraph-properties style:writing-mode="lr-t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3" text:anchor-type="paragraph" svg:x="0.3228in" svg:y="0.2134in" svg:width="1.5in" svg:height="1.5in" draw:z-index="1"><draw:image xlink:href="Pictures/100002010000020000000200514488C4FA1C3106.png" xlink:type="simple" xlink:show="embed" xlink:actuate="onLoad" loext:mime-type="image/png"/></draw:frame><draw:g text:anchor-type="paragraph" draw:z-index="0" draw:style-name="gr1"><draw:frame draw:name="Shape1" draw:style-name="gr2" draw:text-style-name="P3" svg:width="3.6024in" svg:height="0.6835in" svg:x="1.85in" svg:y="0.45in"><draw:text-box><text:p text:style-name="P2"><text:span text:style-name="T1">ElectronMail</text:span></text:p></draw:text-box></draw:frame><draw:frame draw:name="Shape2" draw:style-name="gr3" draw:text-style-name="P5" svg:width="3.5004in" svg:height="0.2323in" svg:x="1.8882in" svg:y="1.1402in"><draw:text-box><text:p text:style-name="P4"><text:span text:style-name="T2">Enhanced ProtonMail Desktop Experience</text:span></text:p></draw:text-box></draw:frame></draw:g></text:p>
      <text:p text:style-name="P1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rawing" style:family="paragraph" style:parent-style-name="Caption" style:class="extra"/>
    <style:style style:name="Frame_20_contents" style:display-name="Frame contents" style:family="paragraph" style:parent-style-name="Standard" style:class="extra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1-23T14:39:21.981508119</meta:creation-date>
    <dc:date>2020-01-23T16:00:20.603470134</dc:date>
    <meta:editing-duration>PT33M40S</meta:editing-duration>
    <meta:editing-cycles>32</meta:editing-cycles>
    <meta:generator>LibreOffice/6.3.4.2.0$Linux_X86_64 LibreOffice_project/30$Build-2</meta:generator>
    <meta:document-statistic meta:table-count="0" meta:image-count="1" meta:object-count="0" meta:page-count="1" meta:paragraph-count="0" meta:word-count="0" meta:character-count="0" meta:non-whitespace-character-count="0"/>
  </office:meta>
</office:document-meta>
</file>